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0CA63C203F172023B02.png" manifest:media-type="image/png"/>
  <manifest:file-entry manifest:full-path="Pictures/1000000000000C4800000870187E703DC2A88C2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SansPro" svg:font-family="SourceSansPro" style:font-pitch="variable"/>
    <style:font-face style:name="SourceSansPro1" svg:font-family="SourceSansPro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10.16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5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106cm" svg:stroke-color="#729fcf" draw:marker-start-width="0.359cm" draw:marker-end-width="0.359cm" draw:fill-color="#b4c7dc" draw:opacity="100%" draw:opacity-name="" draw:textarea-horizontal-align="justify" draw:textarea-vertical-align="middle" draw:auto-grow-height="false" fo:min-height="0.39cm" fo:min-width="0.39cm" fo:padding-top="0.053cm" fo:padding-bottom="0.053cm" fo:padding-left="0.053cm" fo:padding-right="0.053cm" fo:wrap-option="wrap"/>
    </style:style>
    <style:style style:name="gr8" style:family="graphic" style:parent-style-name="standard">
      <style:graphic-properties svg:stroke-width="0.106cm" svg:stroke-color="#ff860d" draw:marker-start-width="0.358cm" draw:marker-end-width="0.358cm" draw:fill-color="#ff972f" draw:opacity="100%" draw:opacity-name="" draw:textarea-horizontal-align="justify" draw:textarea-vertical-align="middle" draw:auto-grow-height="false" fo:min-height="0.392cm" fo:min-width="0.392cm" fo:padding-top="0.052cm" fo:padding-bottom="0.052cm" fo:padding-left="0.052cm" fo:padding-right="0.052cm" fo:wrap-option="wrap"/>
    </style:style>
    <style:style style:name="gr9" style:family="graphic" style:parent-style-name="standard">
      <style:graphic-properties svg:stroke-width="0.106cm" svg:stroke-color="#d4ea6b" draw:marker-start-width="0.358cm" draw:marker-end-width="0.358cm" draw:fill-color="#e8f2a1" draw:opacity="100%" draw:opacity-name="" draw:textarea-horizontal-align="justify" draw:textarea-vertical-align="middle" draw:auto-grow-height="false" fo:min-height="0.392cm" fo:min-width="0.392cm" fo:padding-top="0.052cm" fo:padding-bottom="0.052cm" fo:padding-left="0.052cm" fo:padding-right="0.052cm" fo:wrap-option="wrap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4.30000019073486pt"/>
    </style:style>
    <style:style style:name="P3" style:family="paragraph">
      <loext:graphic-properties draw:fill="none"/>
      <style:paragraph-properties fo:text-align="start" style:writing-mode="lr-tb"/>
      <style:text-properties fo:font-size="4.30000019073486pt" style:font-size-asian="4pt" style:font-size-complex="4pt"/>
    </style:style>
    <style:style style:name="P4" style:family="paragraph">
      <style:paragraph-properties fo:text-align="start" style:writing-mode="lr-tb"/>
      <style:text-properties fo:font-size="10.6999998092651pt"/>
    </style:style>
    <style:style style:name="P5" style:family="paragraph">
      <loext:graphic-properties draw:fill="none"/>
      <style:paragraph-properties fo:text-align="start" style:writing-mode="lr-tb"/>
      <style:text-properties fo:font-size="10.6999998092651pt" style:font-size-asian="10pt" style:font-size-complex="10pt"/>
    </style:style>
    <style:style style:name="P6" style:family="paragraph">
      <style:paragraph-properties fo:text-align="start" style:writing-mode="lr-tb"/>
      <style:text-properties fo:font-size="12.8000001907349pt"/>
    </style:style>
    <style:style style:name="P7" style:family="paragraph">
      <loext:graphic-properties draw:fill="none"/>
      <style:paragraph-properties fo:text-align="start" style:writing-mode="lr-tb"/>
      <style:text-properties fo:font-size="12.8000001907349pt" style:font-size-asian="12pt" style:font-size-complex="12pt"/>
    </style:style>
    <style:style style:name="P8" style:family="paragraph">
      <style:paragraph-properties fo:text-align="start" style:writing-mode="lr-tb"/>
      <style:text-properties fo:font-size="8.60000038146973pt"/>
    </style:style>
    <style:style style:name="P9" style:family="paragraph">
      <loext:graphic-properties draw:fill="none"/>
      <style:paragraph-properties fo:text-align="start" style:writing-mode="lr-tb"/>
      <style:text-properties fo:font-size="8.60000038146973pt" style:font-size-asian="8pt" style:font-size-complex="8pt"/>
    </style:style>
    <style:style style:name="P10" style:family="paragraph">
      <loext:graphic-properties draw:fill-color="#b4c7dc" draw:opacity="100%"/>
      <style:paragraph-properties fo:text-align="center"/>
    </style:style>
    <style:style style:name="P11" style:family="paragraph">
      <loext:graphic-properties draw:fill-color="#ff972f" draw:opacity="100%"/>
      <style:paragraph-properties fo:text-align="center"/>
    </style:style>
    <style:style style:name="P12" style:family="paragraph">
      <loext:graphic-properties draw:fill-color="#e8f2a1" draw:opacity="100%"/>
      <style:paragraph-properties fo:text-align="center"/>
    </style:style>
    <style:style style:name="T1" style:family="text">
      <style:text-properties fo:color="#000000" loext:opacity="100%" style:font-name="SourceSansPro1" fo:font-size="4pt" fo:font-weight="normal" style:font-size-asian="4pt" style:font-weight-asian="normal" style:font-name-complex="SourceSansPro1" style:font-size-complex="4pt" style:font-weight-complex="normal"/>
    </style:style>
    <style:style style:name="T2" style:family="text">
      <style:text-properties fo:color="#2dbdf4" loext:opacity="100%" style:font-name="SourceSansPro1" fo:font-size="10pt" fo:font-weight="bold" style:font-size-asian="10pt" style:font-weight-asian="bold" style:font-name-complex="SourceSansPro1" style:font-size-complex="10pt" style:font-weight-complex="bold"/>
    </style:style>
    <style:style style:name="T3" style:family="text">
      <style:text-properties fo:color="#0075ba" loext:opacity="100%" style:font-name="SourceSansPro1" fo:font-size="12pt" fo:font-weight="bold" style:font-size-asian="12pt" style:font-weight-asian="bold" style:font-name-complex="SourceSansPro1" style:font-size-complex="12pt" style:font-weight-complex="bold"/>
    </style:style>
    <style:style style:name="T4" style:family="text">
      <style:text-properties fo:color="#000000" loext:opacity="100%" style:font-name="Times1" fo:font-size="8pt" fo:font-weight="normal" style:font-size-asian="8pt" style:font-weight-asian="normal" style:font-name-complex="Times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8.295cm" svg:height="20.382cm" svg:x="0.702cm" svg:y="0.63cm">
          <draw:image xlink:href="Pictures/1000000000000C4800000870187E703DC2A88C2A.jpg" xlink:type="simple" xlink:show="embed" xlink:actuate="onLoad" draw:mime-type="image/jpeg">
            <text:p/>
          </draw:image>
        </draw:frame>
        <draw:polygon draw:style-name="gr2" draw:text-style-name="P1" draw:layer="layout" svg:width="28.297cm" svg:height="20.384cm" svg:x="0.7cm" svg:y="0.628cm" svg:viewBox="0 0 28298 20385" draw:points="0,20385 28298,20385 28298,0 0,0">
          <text:p/>
        </draw:polygon>
        <draw:frame draw:style-name="gr1" draw:text-style-name="P1" draw:layer="layout" svg:width="0.783cm" svg:height="0.207cm" svg:x="0.702cm" svg:y="21.145cm">
          <draw:image xlink:href="Pictures/1000000100000320000000CA63C203F172023B02.png" xlink:type="simple" xlink:show="embed" xlink:actuate="onLoad" draw:mime-type="image/png">
            <text:p/>
          </draw:image>
        </draw:frame>
        <draw:frame draw:style-name="gr3" draw:text-style-name="P3" draw:layer="layout" svg:width="10.164cm" svg:height="0.206cm" svg:x="1.781cm" svg:y="21.143cm">
          <draw:text-box>
            <text:p text:style-name="P2"><text:span text:style-name="T1">© Crown copyright and database rights 2020 Ordnance Survey 1000+99+5. For full terms and conditions please visit www.ordnancesurveyleisure.co.uk</text:span></text:p>
          </draw:text-box>
        </draw:frame>
        <draw:frame draw:style-name="gr4" draw:text-style-name="P5" draw:layer="layout" svg:width="0.408cm" svg:height="0.514cm" svg:x="3.721cm" svg:y="0.13cm">
          <draw:text-box>
            <text:p text:style-name="P4"><text:span text:style-name="T2">32</text:span></text:p>
          </draw:text-box>
        </draw:frame>
        <draw:frame draw:style-name="gr4" draw:text-style-name="P5" draw:layer="layout" svg:width="0.408cm" svg:height="0.514cm" svg:x="7.803cm" svg:y="0.13cm">
          <draw:text-box>
            <text:p text:style-name="P4"><text:span text:style-name="T2">33</text:span></text:p>
          </draw:text-box>
        </draw:frame>
        <draw:frame draw:style-name="gr4" draw:text-style-name="P5" draw:layer="layout" svg:width="0.408cm" svg:height="0.514cm" svg:x="11.886cm" svg:y="0.13cm">
          <draw:text-box>
            <text:p text:style-name="P4"><text:span text:style-name="T2">34</text:span></text:p>
          </draw:text-box>
        </draw:frame>
        <draw:frame draw:style-name="gr4" draw:text-style-name="P5" draw:layer="layout" svg:width="0.408cm" svg:height="0.514cm" svg:x="15.968cm" svg:y="0.13cm">
          <draw:text-box>
            <text:p text:style-name="P4"><text:span text:style-name="T2">35</text:span></text:p>
          </draw:text-box>
        </draw:frame>
        <draw:frame draw:style-name="gr4" draw:text-style-name="P5" draw:layer="layout" svg:width="0.408cm" svg:height="0.514cm" svg:x="20.051cm" svg:y="0.13cm">
          <draw:text-box>
            <text:p text:style-name="P4"><text:span text:style-name="T2">36</text:span></text:p>
          </draw:text-box>
        </draw:frame>
        <draw:frame draw:style-name="gr4" draw:text-style-name="P5" draw:layer="layout" svg:width="0.408cm" svg:height="0.514cm" svg:x="24.133cm" svg:y="0.13cm">
          <draw:text-box>
            <text:p text:style-name="P4"><text:span text:style-name="T2">37</text:span></text:p>
          </draw:text-box>
        </draw:frame>
        <draw:frame draw:style-name="gr4" draw:text-style-name="P5" draw:layer="layout" svg:width="0.408cm" svg:height="0.514cm" svg:x="28.216cm" svg:y="0.13cm">
          <draw:text-box>
            <text:p text:style-name="P4"><text:span text:style-name="T2">38</text:span></text:p>
          </draw:text-box>
        </draw:frame>
        <draw:frame draw:style-name="gr4" draw:text-style-name="P5" draw:layer="layout" svg:width="0.408cm" svg:height="0.514cm" svg:x="0.231cm" svg:y="16.585cm">
          <draw:text-box>
            <text:p text:style-name="P4"><text:span text:style-name="T2">87</text:span></text:p>
          </draw:text-box>
        </draw:frame>
        <draw:frame draw:style-name="gr4" draw:text-style-name="P5" draw:layer="layout" svg:width="0.408cm" svg:height="0.514cm" svg:x="0.231cm" svg:y="12.305cm">
          <draw:text-box>
            <text:p text:style-name="P4"><text:span text:style-name="T2">88</text:span></text:p>
          </draw:text-box>
        </draw:frame>
        <draw:frame draw:style-name="gr4" draw:text-style-name="P5" draw:layer="layout" svg:width="0.408cm" svg:height="0.514cm" svg:x="0.231cm" svg:y="8.025cm">
          <draw:text-box>
            <text:p text:style-name="P4"><text:span text:style-name="T2">89</text:span></text:p>
          </draw:text-box>
        </draw:frame>
        <draw:frame draw:style-name="gr4" draw:text-style-name="P5" draw:layer="layout" svg:width="0.408cm" svg:height="0.514cm" svg:x="0.231cm" svg:y="3.744cm">
          <draw:text-box>
            <text:p text:style-name="P4"><text:span text:style-name="T2">90</text:span></text:p>
          </draw:text-box>
        </draw:frame>
        <draw:frame draw:style-name="gr5" draw:text-style-name="P7" draw:layer="layout" svg:width="0.598cm" svg:height="0.618cm" svg:x="13.849cm" svg:y="0.012cm">
          <draw:text-box>
            <text:p text:style-name="P6"><text:span text:style-name="T3">TQ</text:span></text:p>
          </draw:text-box>
        </draw:frame>
        <draw:frame draw:style-name="gr5" draw:text-style-name="P7" draw:layer="layout" svg:width="0.598cm" svg:height="0.618cm" svg:x="0.004cm" svg:y="10.108cm">
          <draw:text-box>
            <text:p text:style-name="P6"><text:span text:style-name="T3">TQ</text:span></text:p>
          </draw:text-box>
        </draw:frame>
        <draw:frame draw:style-name="gr6" draw:text-style-name="P9" draw:layer="layout" svg:width="0.719cm" svg:height="0.39cm" draw:transform="rotate (1.5707963267949) translate (29.522cm 21.882cm)">
          <draw:text-box>
            <text:p text:style-name="P8"><text:span text:style-name="T4">1 of 1</text:span></text:p>
          </draw:text-box>
        </draw:frame>
        <draw:custom-shape draw:style-name="gr7" draw:text-style-name="P10" draw:layer="layout" svg:width="0.7cm" svg:height="0.7cm" draw:transform="rotate (-1.5707963267949) translate (24.289cm 9.5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1" draw:layer="layout" svg:width="0.7cm" svg:height="0.7cm" svg:x="11.087cm" svg:y="12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2" draw:layer="layout" svg:width="0.7cm" svg:height="0.7cm" svg:x="19.336cm" svg:y="11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SansPro" svg:font-family="SourceSansPro" style:font-pitch="variable"/>
    <style:font-face style:name="SourceSansPro1" svg:font-family="SourceSansPro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30T13:32:11.122425310</dc:date>
    <meta:editing-duration>PT11M14S</meta:editing-duration>
    <meta:editing-cycles>3</meta:editing-cycles>
    <meta:generator>LibreOffice/7.3.7.2$Linux_X86_64 LibreOffice_project/30$Build-2</meta:generator>
    <meta:print-date>2022-12-30T13:30:51.902047739</meta:print-date>
    <meta:document-statistic meta:object-count="21"/>
  </office:meta>
</office:document-meta>
</file>